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tusIcons" svg:font-family="StatusIcons"/>
    <style:font-face style:name="FreeSans1" svg:font-family="FreeSans" style:font-family-generic="swiss"/>
    <style:font-face style:name="StatusIcons1" svg:font-family="StatusIcons" style:font-pitch="fixed"/>
    <style:font-face style:name="StatusIcons2" svg:font-family="StatusIco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3.209cm" style:rel-column-width="8181*"/>
    </style:style>
    <style:style style:name="Table1.B" style:family="table-column">
      <style:table-column-properties style:column-width="3.214cm" style:rel-column-width="8195*"/>
    </style:style>
    <style:style style:name="Table1.C" style:family="table-column">
      <style:table-column-properties style:column-width="3.21cm" style:rel-column-width="8186*"/>
    </style:style>
    <style:style style:name="Table1.D" style:family="table-column">
      <style:table-column-properties style:column-width="3.212cm" style:rel-column-width="8190*"/>
    </style:style>
    <style:style style:name="Table1.H" style:family="table-column">
      <style:table-column-properties style:column-width="3.221cm" style:rel-column-width="821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ans" officeooo:rsid="000db034" officeooo:paragraph-rsid="000db034"/>
    </style:style>
    <style:style style:name="P2" style:family="paragraph" style:parent-style-name="Text_20_body">
      <style:text-properties officeooo:rsid="000db034" officeooo:paragraph-rsid="000db034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weight="bold" officeooo:rsid="0008a441" officeooo:paragraph-rsid="0008a44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weight="bold" officeooo:rsid="0008a441" officeooo:paragraph-rsid="001c825a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9385d" officeooo:paragraph-rsid="0009385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8pt" officeooo:rsid="0009385d" officeooo:paragraph-rsid="0009385d" style:font-size-asian="7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StatusIcons" officeooo:rsid="000c3092" officeooo:paragraph-rsid="000db034" style:font-name-asian="StatusIcons" style:font-name-complex="StatusIcons"/>
    </style:style>
    <style:style style:name="P10" style:family="paragraph" style:parent-style-name="Table_20_Contents">
      <style:paragraph-properties fo:text-align="center" style:justify-single-word="false"/>
      <style:text-properties style:font-name="StatusIcons" officeooo:rsid="000f9d85" officeooo:paragraph-rsid="000f9d85" style:font-name-asian="StatusIcons" style:font-name-complex="StatusIcons"/>
    </style:style>
    <style:style style:name="P11" style:family="paragraph" style:parent-style-name="Table_20_Contents">
      <style:paragraph-properties fo:text-align="center" style:justify-single-word="false"/>
      <style:text-properties style:font-name="StatusIcons" officeooo:rsid="001535a6" officeooo:paragraph-rsid="001535a6" style:font-name-asian="StatusIcons" style:font-name-complex="StatusIcons"/>
    </style:style>
    <style:style style:name="P12" style:family="paragraph" style:parent-style-name="Table_20_Contents">
      <style:paragraph-properties fo:text-align="center" style:justify-single-word="false"/>
      <style:text-properties style:font-name="StatusIcons1" officeooo:rsid="0009385d" officeooo:paragraph-rsid="0009385d"/>
    </style:style>
    <style:style style:name="P13" style:family="paragraph" style:parent-style-name="Table_20_Contents">
      <style:paragraph-properties fo:text-align="center" style:justify-single-word="false"/>
      <style:text-properties style:font-name="StatusIcons1" officeooo:rsid="0009385d" officeooo:paragraph-rsid="001c825a"/>
    </style:style>
    <style:style style:name="P14" style:family="paragraph" style:parent-style-name="Table_20_Contents">
      <style:paragraph-properties fo:text-align="center" style:justify-single-word="false"/>
      <style:text-properties fo:color="#666666" style:font-name="Liberation Sans" fo:font-size="8pt" officeooo:rsid="0009385d" officeooo:paragraph-rsid="001535a6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color="#666666" style:font-name="Liberation Sans" fo:font-size="8pt" officeooo:rsid="0009385d" officeooo:paragraph-rsid="0009385d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color="#666666" style:font-name="Liberation Sans" fo:font-size="8pt" officeooo:rsid="0009385d" officeooo:paragraph-rsid="000f9d85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color="#666666" style:font-name="Liberation Sans" fo:font-size="8pt" officeooo:rsid="0009385d" officeooo:paragraph-rsid="0011914d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color="#666666" style:font-name="Liberation Sans" fo:font-size="8pt" officeooo:rsid="0009385d" officeooo:paragraph-rsid="0016864b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color="#666666" style:font-name="Liberation Sans" fo:font-size="8pt" officeooo:rsid="000f08a3" officeooo:paragraph-rsid="000f08a3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color="#666666" style:font-name="Liberation Sans" fo:font-size="8pt" officeooo:rsid="001a0034" officeooo:paragraph-rsid="001a0034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color="#666666" style:font-name="Liberation Sans" fo:font-size="8pt" officeooo:rsid="000f08a3" officeooo:paragraph-rsid="000f08a3" style:font-name-asian="StatusIcons" style:font-size-asian="8pt" style:font-name-complex="StatusIcons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StatusIcons" fo:font-size="12pt" officeooo:rsid="0016864b" officeooo:paragraph-rsid="0016864b" style:font-name-asian="StatusIcons" style:font-size-asian="12pt" style:font-name-complex="StatusIcons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StatusIcons" fo:font-size="12pt" officeooo:rsid="001b969e" officeooo:paragraph-rsid="001b969e" style:font-name-asian="StatusIcons" style:font-size-asian="12pt" style:font-name-complex="StatusIcons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Liberation Sans" fo:font-size="8pt" officeooo:rsid="0009385d" officeooo:paragraph-rsid="001c825a" style:font-name-asian="StatusIcons" style:font-size-asian="7pt" style:font-name-complex="StatusIcons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Liberation Sans" fo:font-size="8pt" fo:font-weight="bold" officeooo:rsid="0009385d" officeooo:paragraph-rsid="001c825a" style:font-name-asian="StatusIcons" style:font-size-asian="7pt" style:font-weight-asian="bold" style:font-name-complex="StatusIcons" style:font-size-complex="8pt" style:font-weight-complex="bold"/>
    </style:style>
    <style:style style:name="P26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P27" style:family="paragraph" style:parent-style-name="Standard">
      <style:paragraph-properties fo:text-align="center" style:justify-single-word="false"/>
      <style:text-properties style:font-name="StatusIcons" officeooo:rsid="001535a6" officeooo:paragraph-rsid="001535a6" style:font-name-asian="StatusIcons" style:font-name-complex="StatusIcons"/>
    </style:style>
    <style:style style:name="P28" style:family="paragraph" style:parent-style-name="Standard">
      <style:paragraph-properties fo:text-align="start" style:justify-single-word="false"/>
      <style:text-properties style:font-name="StatusIcons" officeooo:rsid="0016864b" style:font-name-asian="StatusIcons" style:font-name-complex="StatusIcons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font-name="StatusIcons" fo:font-size="12pt" officeooo:rsid="0016864b" officeooo:paragraph-rsid="0016864b" style:font-name-asian="StatusIcons" style:font-size-asian="12pt" style:font-name-complex="StatusIcons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666666" style:font-name="Liberation Sans" fo:font-size="8pt" officeooo:rsid="001a0034" officeooo:paragraph-rsid="001fd877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StatusIcons" fo:font-size="12pt" officeooo:rsid="001fd877" officeooo:paragraph-rsid="001fd877" style:font-name-asian="StatusIcons" style:font-size-asian="12pt" style:font-name-complex="StatusIcons" style:font-size-complex="12pt"/>
    </style:style>
    <style:style style:name="T1" style:family="text">
      <style:text-properties style:font-name-asian="StatusIcons" style:font-name-complex="StatusIcons"/>
    </style:style>
    <style:style style:name="T2" style:family="text">
      <style:text-properties officeooo:rsid="000c3092" style:font-name-asian="StatusIcons" style:font-name-complex="StatusIcons"/>
    </style:style>
    <style:style style:name="T3" style:family="text">
      <style:text-properties style:font-name="Liberation Sans"/>
    </style:style>
    <style:style style:name="T4" style:family="text">
      <style:text-properties officeooo:rsid="000f205c"/>
    </style:style>
    <style:style style:name="T5" style:family="text">
      <style:text-properties officeooo:rsid="000fd882"/>
    </style:style>
    <style:style style:name="T6" style:family="text">
      <style:text-properties officeooo:rsid="0011914d"/>
    </style:style>
    <style:style style:name="T7" style:family="text">
      <style:text-properties officeooo:rsid="001535a6"/>
    </style:style>
    <style:style style:name="T8" style:family="text">
      <style:text-properties officeooo:rsid="00154a46"/>
    </style:style>
    <style:style style:name="T9" style:family="text">
      <style:text-properties fo:color="#000000" style:font-name="Liberation Sans" style:text-underline-style="solid" style:text-underline-width="auto" style:text-underline-color="font-color"/>
    </style:style>
    <style:style style:name="T10" style:family="text">
      <style:text-properties officeooo:rsid="0019d0a4"/>
    </style:style>
    <style:style style:name="T11" style:family="text">
      <style:text-properties officeooo:rsid="001c825a"/>
    </style:style>
    <style:style style:name="T12" style:family="text">
      <style:text-properties officeooo:rsid="001d61bd"/>
    </style:style>
    <style:style style:name="T13" style:family="text">
      <style:text-properties officeooo:rsid="001dec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tatusIcon <text:span text:style-name="T13">Font</text:span></text:p>
      <text:p text:style-name="P2"><text:span text:style-name="T3">Sven Hertle (</text:span><text:a xlink:type="simple" xlink:href="mailto:sven.hertle@googlemail.com" text:style-name="Internet_20_link" text:visited-style-name="Visited_20_Internet_20_Link"><text:span text:style-name="T9">sven.hertle@googlemail.com</text:span></text:a><text:span text:style-name="T3">)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D"/>
        <table:table-column table:style-name="Table1.H"/>
        <table:table-row>
          <table:table-cell table:style-name="Table1.A1" office:value-type="string">
            <text:p text:style-name="P4">E000</text:p>
          </table:table-cell>
          <table:table-cell table:style-name="Table1.A1" office:value-type="string">
            <text:p text:style-name="P4">E001</text:p>
          </table:table-cell>
          <table:table-cell table:style-name="Table1.A1" office:value-type="string">
            <text:p text:style-name="P4">E002</text:p>
          </table:table-cell>
          <table:table-cell table:style-name="Table1.A1" office:value-type="string">
            <text:p text:style-name="P4">E003</text:p>
          </table:table-cell>
          <table:table-cell table:style-name="Table1.A1" office:value-type="string">
            <text:p text:style-name="P4">E004</text:p>
          </table:table-cell>
          <table:table-cell table:style-name="Table1.A1" office:value-type="string">
            <text:p text:style-name="P4">E005</text:p>
          </table:table-cell>
          <table:table-cell table:style-name="Table1.A1" office:value-type="string">
            <text:p text:style-name="P4">E006</text:p>
          </table:table-cell>
          <table:table-cell table:style-name="Table1.H1" office:value-type="string">
            <text:p text:style-name="P4">E007</text:p>
          </table:table-cell>
        </table:table-row>
        <table:table-row>
          <table:table-cell table:style-name="Table1.A2" office:value-type="string">
            <text:p text:style-name="P9"> </text:p>
            <text:p text:style-name="P19"><text:span text:style-name="T2">t</text:span><text:span text:style-name="T1">ime</text:span></text:p>
          </table:table-cell>
          <table:table-cell table:style-name="Table1.A2" office:value-type="string">
            <text:p text:style-name="P9"></text:p>
            <text:p text:style-name="P21">cpu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E008</text:p>
          </table:table-cell>
          <table:table-cell table:style-name="Table1.A2" office:value-type="string">
            <text:p text:style-name="P4">E009</text:p>
          </table:table-cell>
          <table:table-cell table:style-name="Table1.A2" office:value-type="string">
            <text:p text:style-name="P4">E00A</text:p>
          </table:table-cell>
          <table:table-cell table:style-name="Table1.A2" office:value-type="string">
            <text:p text:style-name="P4">E00B</text:p>
          </table:table-cell>
          <table:table-cell table:style-name="Table1.A2" office:value-type="string">
            <text:p text:style-name="P4">E00C</text:p>
          </table:table-cell>
          <table:table-cell table:style-name="Table1.A2" office:value-type="string">
            <text:p text:style-name="P4">E00D</text:p>
          </table:table-cell>
          <table:table-cell table:style-name="Table1.A2" office:value-type="string">
            <text:p text:style-name="P4">E00E</text:p>
          </table:table-cell>
          <table:table-cell table:style-name="Table1.H2" office:value-type="string">
            <text:p text:style-name="P4">E00F</text:p>
          </table:table-cell>
        </table:table-row>
        <table:table-row>
          <table:table-cell table:style-name="Table1.A2" office:value-type="string">
            <text:p text:style-name="P12"/>
            <text:p text:style-name="P8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E010</text:p>
          </table:table-cell>
          <table:table-cell table:style-name="Table1.A2" office:value-type="string">
            <text:p text:style-name="P4">E011</text:p>
          </table:table-cell>
          <table:table-cell table:style-name="Table1.A2" office:value-type="string">
            <text:p text:style-name="P4">E012</text:p>
          </table:table-cell>
          <table:table-cell table:style-name="Table1.A2" office:value-type="string">
            <text:p text:style-name="P4">E013</text:p>
          </table:table-cell>
          <table:table-cell table:style-name="Table1.A2" office:value-type="string">
            <text:p text:style-name="P4">E014</text:p>
          </table:table-cell>
          <table:table-cell table:style-name="Table1.A2" office:value-type="string">
            <text:p text:style-name="P4">E015</text:p>
          </table:table-cell>
          <table:table-cell table:style-name="Table1.A2" office:value-type="string">
            <text:p text:style-name="P4">E016</text:p>
          </table:table-cell>
          <table:table-cell table:style-name="Table1.H2" office:value-type="string">
            <text:p text:style-name="P4">E017</text:p>
          </table:table-cell>
        </table:table-row>
        <table:table-row>
          <table:table-cell table:style-name="Table1.A2" office:value-type="string">
            <text:p text:style-name="P10"></text:p>
            <text:p text:style-name="P16"><text:span text:style-name="T5">b</text:span>at<text:span text:style-name="T6">tery</text:span>_0</text:p>
          </table:table-cell>
          <table:table-cell table:style-name="Table1.A2" office:value-type="string">
            <text:p text:style-name="P10"></text:p>
            <text:p text:style-name="P17"><text:span text:style-name="T5">b</text:span>at<text:span text:style-name="T6">tery</text:span>_20</text:p>
          </table:table-cell>
          <table:table-cell table:style-name="Table1.A2" office:value-type="string">
            <text:p text:style-name="P10"></text:p>
            <text:p text:style-name="P17"><text:span text:style-name="T5">b</text:span>at<text:span text:style-name="T6">tery</text:span>_40</text:p>
          </table:table-cell>
          <table:table-cell table:style-name="Table1.A2" office:value-type="string">
            <text:p text:style-name="P10"></text:p>
            <text:p text:style-name="P17"><text:span text:style-name="T5">b</text:span>at<text:span text:style-name="T6">tery</text:span>_60</text:p>
          </table:table-cell>
          <table:table-cell table:style-name="Table1.A2" office:value-type="string">
            <text:p text:style-name="P10"></text:p>
            <text:p text:style-name="P17"><text:span text:style-name="T5">b</text:span>at<text:span text:style-name="T6">tery</text:span>_80</text:p>
          </table:table-cell>
          <table:table-cell table:style-name="Table1.A2" office:value-type="string">
            <text:p text:style-name="P10"></text:p>
            <text:p text:style-name="P17"><text:span text:style-name="T5">b</text:span>at<text:span text:style-name="T6">tery</text:span>_100</text:p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E018</text:p>
          </table:table-cell>
          <table:table-cell table:style-name="Table1.A2" office:value-type="string">
            <text:p text:style-name="P4">E019</text:p>
          </table:table-cell>
          <table:table-cell table:style-name="Table1.A2" office:value-type="string">
            <text:p text:style-name="P4">E01A</text:p>
          </table:table-cell>
          <table:table-cell table:style-name="Table1.A2" office:value-type="string">
            <text:p text:style-name="P4">E01B</text:p>
          </table:table-cell>
          <table:table-cell table:style-name="Table1.A2" office:value-type="string">
            <text:p text:style-name="P4">E01C</text:p>
          </table:table-cell>
          <table:table-cell table:style-name="Table1.A2" office:value-type="string">
            <text:p text:style-name="P4">E01D</text:p>
          </table:table-cell>
          <table:table-cell table:style-name="Table1.A2" office:value-type="string">
            <text:p text:style-name="P4">E01E</text:p>
          </table:table-cell>
          <table:table-cell table:style-name="Table1.H2" office:value-type="string">
            <text:p text:style-name="P4">E01F</text:p>
          </table:table-cell>
        </table:table-row>
        <table:table-row>
          <table:table-cell table:style-name="Table1.A2" office:value-type="string">
            <text:p text:style-name="P11"></text:p>
            <text:p text:style-name="P14"><text:span text:style-name="T7">b</text:span>at<text:span text:style-name="T10">tery</text:span>_0_charg<text:span text:style-name="T7">e</text:span></text:p>
          </table:table-cell>
          <table:table-cell table:style-name="Table1.A2" office:value-type="string">
            <text:p text:style-name="P11"></text:p>
            <text:p text:style-name="P14"><text:span text:style-name="T7">b</text:span>a<text:span text:style-name="T10">t</text:span>t<text:span text:style-name="T10">ery</text:span>_<text:span text:style-name="T7">2</text:span>0_charg<text:span text:style-name="T7">e</text:span></text:p>
          </table:table-cell>
          <table:table-cell table:style-name="Table1.A2" office:value-type="string">
            <text:p text:style-name="P11"></text:p>
            <text:p text:style-name="P14"><text:span text:style-name="T7">b</text:span>at<text:span text:style-name="T10">tery</text:span>_40_charg<text:span text:style-name="T7">e</text:span></text:p>
          </table:table-cell>
          <table:table-cell table:style-name="Table1.A2" office:value-type="string">
            <text:p text:style-name="P27"></text:p>
            <text:p text:style-name="P15"><text:span text:style-name="T7">b</text:span>at<text:span text:style-name="T10">tery</text:span>_60_charg<text:span text:style-name="T7">e</text:span></text:p>
          </table:table-cell>
          <table:table-cell table:style-name="Table1.A2" office:value-type="string">
            <text:p text:style-name="P11"></text:p>
            <text:p text:style-name="P14"><text:span text:style-name="T7">b</text:span>at<text:span text:style-name="T10">tery</text:span>_80_charg<text:span text:style-name="T7">e</text:span></text:p>
          </table:table-cell>
          <table:table-cell table:style-name="Table1.A2" office:value-type="string">
            <text:p text:style-name="P11"></text:p>
            <text:p text:style-name="P14"><text:span text:style-name="T7">b</text:span>at<text:span text:style-name="T10">tery</text:span>_100_charg<text:span text:style-name="T7">e</text:span></text:p>
          </table:table-cell>
          <table:table-cell table:style-name="Table1.A2" office:value-type="string">
            <text:p text:style-name="P11"></text:p>
            <text:p text:style-name="P14"><text:span text:style-name="T7">b</text:span>at<text:span text:style-name="T10">tery</text:span>_100_no_charg<text:span text:style-name="T7">e</text:span></text:p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E0<text:span text:style-name="T4">2</text:span>0</text:p>
          </table:table-cell>
          <table:table-cell table:style-name="Table1.A2" office:value-type="string">
            <text:p text:style-name="P4">E0<text:span text:style-name="T4">2</text:span>1</text:p>
          </table:table-cell>
          <table:table-cell table:style-name="Table1.A2" office:value-type="string">
            <text:p text:style-name="P4">E0<text:span text:style-name="T4">2</text:span>2</text:p>
          </table:table-cell>
          <table:table-cell table:style-name="Table1.A2" office:value-type="string">
            <text:p text:style-name="P4">E0<text:span text:style-name="T4">2</text:span>3</text:p>
          </table:table-cell>
          <table:table-cell table:style-name="Table1.A2" office:value-type="string">
            <text:p text:style-name="P4">E0<text:span text:style-name="T4">2</text:span>4</text:p>
          </table:table-cell>
          <table:table-cell table:style-name="Table1.A2" office:value-type="string">
            <text:p text:style-name="P4">E0<text:span text:style-name="T4">2</text:span>5</text:p>
          </table:table-cell>
          <table:table-cell table:style-name="Table1.A2" office:value-type="string">
            <text:p text:style-name="P4">E0<text:span text:style-name="T4">2</text:span>6</text:p>
          </table:table-cell>
          <table:table-cell table:style-name="Table1.H2" office:value-type="string">
            <text:p text:style-name="P4">E0<text:span text:style-name="T4">2</text:span>7</text:p>
          </table:table-cell>
        </table:table-row>
        <table:table-row>
          <table:table-cell table:style-name="Table1.A2" office:value-type="string">
            <text:p text:style-name="P22"></text:p>
            <text:p text:style-name="P18">volume_mute</text:p>
          </table:table-cell>
          <table:table-cell table:style-name="Table1.A2" office:value-type="string">
            <text:p text:style-name="P29"></text:p>
            <text:p text:style-name="P15"><text:span text:style-name="T8">v</text:span>olume_<text:span text:style-name="T8">1</text:span></text:p>
          </table:table-cell>
          <table:table-cell table:style-name="Table1.A2" office:value-type="string">
            <text:p text:style-name="P29"></text:p>
            <text:p text:style-name="P15"><text:span text:style-name="T8">v</text:span>olume_<text:span text:style-name="T8">2</text:span></text:p>
          </table:table-cell>
          <table:table-cell table:style-name="Table1.A2" office:value-type="string">
            <text:p text:style-name="P29"></text:p>
            <text:p text:style-name="P15"><text:span text:style-name="T8">v</text:span>olume_<text:span text:style-name="T8">3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E0<text:span text:style-name="T4">2</text:span>8</text:p>
          </table:table-cell>
          <table:table-cell table:style-name="Table1.A2" office:value-type="string">
            <text:p text:style-name="P4">E0<text:span text:style-name="T4">2</text:span>9</text:p>
          </table:table-cell>
          <table:table-cell table:style-name="Table1.A2" office:value-type="string">
            <text:p text:style-name="P4">E0<text:span text:style-name="T4">2</text:span>A</text:p>
          </table:table-cell>
          <table:table-cell table:style-name="Table1.A2" office:value-type="string">
            <text:p text:style-name="P4">E0<text:span text:style-name="T4">2</text:span>B</text:p>
          </table:table-cell>
          <table:table-cell table:style-name="Table1.A2" office:value-type="string">
            <text:p text:style-name="P4">E0<text:span text:style-name="T4">2</text:span>C</text:p>
          </table:table-cell>
          <table:table-cell table:style-name="Table1.A2" office:value-type="string">
            <text:p text:style-name="P4">E0<text:span text:style-name="T4">2</text:span>D</text:p>
          </table:table-cell>
          <table:table-cell table:style-name="Table1.A2" office:value-type="string">
            <text:p text:style-name="P4">E0<text:span text:style-name="T4">2</text:span>E</text:p>
          </table:table-cell>
          <table:table-cell table:style-name="Table1.H2" office:value-type="string">
            <text:p text:style-name="P4">E0<text:span text:style-name="T4">2</text:span>F</text:p>
          </table:table-cell>
        </table:table-row>
        <table:table-row>
          <table:table-cell table:style-name="Table1.A2" office:value-type="string">
            <text:p text:style-name="P23"></text:p>
            <text:p text:style-name="P20">net<text:span text:style-name="T12">work</text:span>_eth</text:p>
          </table:table-cell>
          <table:table-cell table:style-name="Table1.A2" office:value-type="string">
            <text:p text:style-name="P23"></text:p>
            <text:p text:style-name="P20">net<text:span text:style-name="T12">work</text:span>_wlan</text:p>
          </table:table-cell>
          <table:table-cell table:style-name="Table1.A2" office:value-type="string">
            <text:p text:style-name="P31"></text:p>
            <text:p text:style-name="P30">net<text:span text:style-name="T12">work</text:span>_la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E0<text:span text:style-name="T11">30</text:span></text:p>
          </table:table-cell>
          <table:table-cell table:style-name="Table1.A2" office:value-type="string">
            <text:p text:style-name="P4">E0<text:span text:style-name="T11">31</text:span></text:p>
          </table:table-cell>
          <table:table-cell table:style-name="Table1.A2" office:value-type="string">
            <text:p text:style-name="P4">E0<text:span text:style-name="T11">32</text:span></text:p>
          </table:table-cell>
          <table:table-cell table:style-name="Table1.A2" office:value-type="string">
            <text:p text:style-name="P4">E0<text:span text:style-name="T11">33</text:span></text:p>
          </table:table-cell>
          <table:table-cell table:style-name="Table1.A2" office:value-type="string">
            <text:p text:style-name="P4">E0<text:span text:style-name="T11">34</text:span></text:p>
          </table:table-cell>
          <table:table-cell table:style-name="Table1.A2" office:value-type="string">
            <text:p text:style-name="P4">E0<text:span text:style-name="T11">35</text:span></text:p>
          </table:table-cell>
          <table:table-cell table:style-name="Table1.A2" office:value-type="string">
            <text:p text:style-name="P4">E0<text:span text:style-name="T11">36</text:span></text:p>
          </table:table-cell>
          <table:table-cell table:style-name="Table1.H2" office:value-type="string">
            <text:p text:style-name="P4">E0<text:span text:style-name="T11">37</text:span></text:p>
          </table:table-cell>
        </table:table-row>
        <table:table-row>
          <table:table-cell table:style-name="Table1.A2" office:value-type="string">
            <text:p text:style-name="P13"/>
            <text:p text:style-name="P24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E0<text:span text:style-name="T11">3</text:span>8</text:p>
          </table:table-cell>
          <table:table-cell table:style-name="Table1.A2" office:value-type="string">
            <text:p text:style-name="P4">E0<text:span text:style-name="T11">3</text:span>9</text:p>
          </table:table-cell>
          <table:table-cell table:style-name="Table1.A2" office:value-type="string">
            <text:p text:style-name="P4">E0<text:span text:style-name="T11">3</text:span>A</text:p>
          </table:table-cell>
          <table:table-cell table:style-name="Table1.A2" office:value-type="string">
            <text:p text:style-name="P5">E0<text:span text:style-name="T11">3</text:span>B</text:p>
          </table:table-cell>
          <table:table-cell table:style-name="Table1.A2" office:value-type="string">
            <text:p text:style-name="P5">E0<text:span text:style-name="T11">3</text:span>C</text:p>
          </table:table-cell>
          <table:table-cell table:style-name="Table1.A2" office:value-type="string">
            <text:p text:style-name="P5">E0<text:span text:style-name="T11">3</text:span>D</text:p>
          </table:table-cell>
          <table:table-cell table:style-name="Table1.A2" office:value-type="string">
            <text:p text:style-name="P5">E0<text:span text:style-name="T11">3</text:span>E</text:p>
          </table:table-cell>
          <table:table-cell table:style-name="Table1.H2" office:value-type="string">
            <text:p text:style-name="P5">E0<text:span text:style-name="T11">3</text:span>F</text:p>
          </table:table-cell>
        </table:table-row>
        <table:table-row>
          <table:table-cell table:style-name="Table1.A2" office:value-type="string">
            <text:p text:style-name="P13"/>
            <text:p text:style-name="P2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tusIcons" svg:font-family="StatusIcons"/>
    <style:font-face style:name="FreeSans1" svg:font-family="FreeSans" style:font-family-generic="swiss"/>
    <style:font-face style:name="StatusIcons1" svg:font-family="StatusIcons" style:font-pitch="fixed"/>
    <style:font-face style:name="StatusIcons2" svg:font-family="StatusIco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Hertle</meta:initial-creator>
    <meta:creation-date>2014-06-15T00:38:39.657366042</meta:creation-date>
    <dc:date>2017-06-21T10:43:41.422010937</dc:date>
    <dc:creator>Sven Hertle</dc:creator>
    <meta:editing-duration>PT36M1S</meta:editing-duration>
    <meta:editing-cycles>25</meta:editing-cycles>
    <meta:generator>LibreOffice/5.2.7.2$Linux_X86_64 LibreOffice_project/20m0$Build-2</meta:generator>
    <meta:document-statistic meta:table-count="1" meta:image-count="0" meta:object-count="0" meta:page-count="1" meta:paragraph-count="110" meta:word-count="113" meta:character-count="593" meta:non-whitespace-character-count="589"/>
  </office:meta>
</office:document-meta>
</file>